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F0000000F8251CDF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, 'Wingdings 3'" style:font-family-generic="roman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Arial Black1" svg:font-family="'Arial Black', Arial" style:font-pitch="variable"/>
    <style:font-face style:name="MS Mincho" svg:font-family="'MS Mincho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, Arial" style:font-family-generic="swiss" style:font-pitch="variable"/>
    <style:font-face style:name="Tahoma2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Table1" style:family="table">
      <style:table-properties style:width="16.244cm" table:align="center" style:writing-mode="lr-tb"/>
    </style:style>
    <style:style style:name="Table1.A" style:family="table-column">
      <style:table-column-properties style:column-width="2.646cm"/>
    </style:style>
    <style:style style:name="Table1.B" style:family="table-column">
      <style:table-column-properties style:column-width="0.115cm"/>
    </style:style>
    <style:style style:name="Table1.C" style:family="table-column">
      <style:table-column-properties style:column-width="7.087cm"/>
    </style:style>
    <style:style style:name="Table1.D" style:family="table-column">
      <style:table-column-properties style:column-width="6.3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267cm" fo:margin-left="-0.123cm" fo:margin-right="-0.146cm" table:align="margins" style:writing-mode="lr-tb"/>
    </style:style>
    <style:style style:name="Table3.A" style:family="table-column">
      <style:table-column-properties style:column-width="2.598cm" style:rel-column-width="10467*"/>
    </style:style>
    <style:style style:name="Table3.B" style:family="table-column">
      <style:table-column-properties style:column-width="13.668cm" style:rel-column-width="5506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 Black" style:font-size-complex="10pt" style:font-weight-complex="bold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name-complex="Arial Black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name-complex="Arial Black" style:font-size-complex="10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10pt" fo:language="en" fo:country="none" style:font-size-asian="10pt" style:font-name-complex="Tahoma2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Organización_20_uno">
      <style:paragraph-properties fo:margin-top="0.423cm" fo:margin-bottom="0cm" style:contextual-spacing="false" style:snap-to-layout-grid="false"/>
    </style:style>
    <style:style style:name="P12" style:family="paragraph" style:parent-style-name="Organización_20_uno">
      <style:paragraph-properties fo:margin-top="0.423cm" fo:margin-bottom="0cm" style:contextual-spacing="false" fo:text-align="start" style:justify-single-word="false" style:snap-to-layout-grid="false"/>
    </style:style>
    <style:style style:name="P13" style:family="paragraph" style:parent-style-name="Organización_20_uno">
      <style:paragraph-properties fo:margin-top="0.423cm" fo:margin-bottom="0cm" style:contextual-spacing="false" style:snap-to-layout-grid="false"/>
      <style:text-properties style:font-name="Arial" fo:font-size="10pt" fo:letter-spacing="-0.009cm" style:font-size-asian="10pt" style:font-name-complex="Tahoma2" style:font-size-complex="10pt"/>
    </style:style>
    <style:style style:name="P14" style:family="paragraph" style:parent-style-name="Organización_20_uno">
      <style:paragraph-properties fo:margin-top="0.423cm" fo:margin-bottom="0cm" style:contextual-spacing="false" style:snap-to-layout-grid="false"/>
      <style:text-properties style:font-name="Arial" fo:font-weight="normal" style:font-weight-asian="normal" style:font-weight-complex="bold"/>
    </style:style>
    <style:style style:name="P15" style:family="paragraph" style:parent-style-name="Organización_20_uno">
      <style:paragraph-properties fo:margin-top="0.423cm" fo:margin-bottom="0cm" style:contextual-spacing="false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16" style:family="paragraph" style:parent-style-name="Organización_20_uno">
      <style:paragraph-properties fo:margin-top="0.423cm" fo:margin-bottom="0cm" style:contextual-spacing="false" style:snap-to-layout-grid="false"/>
      <style:text-properties fo:font-weight="normal" style:font-weight-asian="normal" style:font-weight-complex="normal"/>
    </style:style>
    <style:style style:name="P17" style:family="paragraph" style:parent-style-name="Título_20_de_20_sección">
      <style:paragraph-properties fo:margin-top="0.423cm" fo:margin-bottom="0cm" style:contextual-spacing="false" style:snap-to-layout-grid="false"/>
    </style:style>
    <style:style style:name="P18" style:family="paragraph" style:parent-style-name="Título_20_de_20_sección">
      <style:paragraph-properties fo:margin-top="0.423cm" fo:margin-bottom="0cm" style:contextual-spacing="false" style:snap-to-layout-gri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Estilo_20_Institución_20__2b__20_Arial_20_Black">
      <style:paragraph-properties fo:margin-top="0.423cm" fo:margin-bottom="0cm" style:contextual-spacing="false" style:snap-to-layout-grid="false"/>
      <style:text-properties style:font-name="Arial"/>
    </style:style>
    <style:style style:name="P20" style:family="paragraph" style:parent-style-name="Estilo_20_Institución_20__2b__20_Arial_20_Black">
      <style:paragraph-properties fo:margin-top="0.423cm" fo:margin-bottom="0cm" style:contextual-spacing="false" fo:text-align="start" style:justify-single-word="false" style:snap-to-layout-grid="false"/>
      <style:text-properties style:font-name="Arial"/>
    </style:style>
    <style:style style:name="P21" style:family="paragraph" style:parent-style-name="Estilo_20_Institución_20__2b__20_Arial_20_Black">
      <style:paragraph-properties fo:margin-top="0.423cm" fo:margin-bottom="0cm" style:contextual-spacing="false" style:snap-to-layout-grid="false"/>
    </style:style>
    <style:style style:name="P22" style:family="paragraph" style:parent-style-name="Puesto">
      <style:paragraph-properties fo:margin-top="0.423cm" fo:margin-bottom="0cm" style:contextual-spacing="false" style:snap-to-layout-grid="false"/>
      <style:text-properties style:font-name="Arial" fo:font-weight="bold" style:font-weight-asian="bold" style:font-weight-complex="bold"/>
    </style:style>
    <style:style style:name="P23" style:family="paragraph" style:parent-style-name="Puesto">
      <style:paragraph-properties fo:margin-top="0.423cm" fo:margin-bottom="0cm" style:contextual-spacing="false" fo:text-align="start" style:justify-single-word="false" style:snap-to-layout-grid="false"/>
      <style:text-properties style:font-name="Arial" fo:font-weight="bold" style:font-weight-asian="bold" style:font-weight-complex="bold"/>
    </style:style>
    <style:style style:name="P24" style:family="paragraph" style:parent-style-name="Puesto">
      <style:paragraph-properties fo:margin-top="0.423cm" fo:margin-bottom="0cm" style:contextual-spacing="false" style:snap-to-layout-grid="false"/>
    </style:style>
    <style:style style:name="P25" style:family="paragraph" style:parent-style-name="CV_20_Normal">
      <style:paragraph-properties fo:margin-left="0cm" fo:margin-right="0.199cm" fo:text-align="start" style:justify-single-word="false" fo:text-indent="0cm" style:auto-text-indent="false"/>
    </style:style>
    <style:style style:name="P26" style:family="paragraph" style:parent-style-name="Organización_20_uno">
      <style:text-properties style:font-name="Arial" fo:font-size="10pt" fo:language="en" fo:country="none" style:font-size-asian="10pt" style:font-name-complex="Tahoma2" style:font-size-complex="10pt"/>
    </style:style>
    <style:style style:name="P27" style:family="paragraph" style:parent-style-name="Puesto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Puesto">
      <style:text-properties fo:font-style="normal" style:font-style-asian="normal" style:font-style-complex="normal"/>
    </style:style>
    <style:style style:name="P29" style:family="paragraph" style:parent-style-name="Standard" style:master-page-name="Standard">
      <style:paragraph-properties fo:margin-left="0cm" fo:margin-right="0cm" fo:margin-top="0cm" fo:margin-bottom="0.423cm" style:contextual-spacing="false" fo:text-align="start" style:justify-single-word="false" fo:text-indent="0cm" style:auto-text-indent="false" style:page-number="auto"/>
      <style:text-properties style:font-name="Book Antiqua" fo:font-size="18pt" fo:font-style="normal" style:text-underline-style="none" style:font-size-asian="18pt" style:font-style-asian="normal" style:font-name-complex="Book Antiqua" style:font-size-complex="18pt" style:font-style-complex="normal"/>
    </style:style>
    <style:style style:name="P30" style:family="paragraph" style:parent-style-name="Standard" style:master-page-name="Convert_20_1">
      <style:paragraph-properties style:page-number="auto" fo:break-before="page"/>
    </style:style>
    <style:style style:name="P31" style:family="paragraph" style:parent-style-name="Logro" style:list-style-name="WW8Num2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Logro" style:list-style-name="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Logro">
      <style:paragraph-properties fo:text-align="start" style:justify-single-word="false"/>
    </style:style>
    <style:style style:name="P34" style:family="paragraph" style:parent-style-name="Logro" style:list-style-name="">
      <style:paragraph-properties fo:text-align="start" style:justify-single-word="false"/>
    </style:style>
    <style:style style:name="P35" style:family="paragraph" style:parent-style-name="Logro" style:list-style-name="WW8Num2">
      <style:paragraph-properties fo:text-align="start" style:justify-single-word="false"/>
    </style:style>
    <style:style style:name="P36" style:family="paragraph" style:parent-style-name="Logro" style:list-style-name="WW8Num2">
      <style:paragraph-properties fo:text-align="start" style:justify-single-word="false" style:snap-to-layout-grid="false"/>
    </style:style>
    <style:style style:name="P37" style:family="paragraph" style:parent-style-name="Logro">
      <style:paragraph-properties fo:text-align="start" style:justify-single-word="false" style:snap-to-layout-grid="false"/>
    </style:style>
    <style:style style:name="P38" style:family="paragraph" style:parent-style-name="Logro" style:list-style-name="WW8Num2">
      <style:paragraph-properties fo:text-align="start" style:justify-single-word="false"/>
      <style:text-properties style:font-name="Arial"/>
    </style:style>
    <style:style style:name="P39" style:family="paragraph" style:parent-style-name="Logro">
      <style:text-properties style:font-name="Arial" fo:font-weight="normal" style:font-weight-asian="normal" style:font-weight-complex="bold"/>
    </style:style>
    <style:style style:name="P40" style:family="paragraph" style:parent-style-name="Logro">
      <style:paragraph-properties fo:text-align="start" style:justify-single-word="false"/>
      <style:text-properties style:font-name="Arial" fo:font-weight="normal" style:font-weight-asian="normal" style:font-weight-complex="bold"/>
    </style:style>
    <style:style style:name="P41" style:family="paragraph" style:parent-style-name="Logro">
      <style:paragraph-properties fo:text-align="start" style:justify-single-word="false" style:snap-to-layout-grid="false"/>
      <style:text-properties style:font-name="Arial" fo:font-weight="normal" style:font-weight-asian="normal" style:font-weight-complex="bold"/>
    </style:style>
    <style:style style:name="P42" style:family="paragraph" style:parent-style-name="Logro">
      <style:paragraph-properties fo:margin-left="0cm" fo:margin-right="0cm" fo:margin-top="0.423cm" fo:margin-bottom="0.106cm" style:contextual-spacing="false" fo:text-align="start" style:justify-single-word="false" fo:text-indent="0cm" style:auto-text-indent="false" style:snap-to-layout-grid="false"/>
    </style:style>
    <style:style style:name="P43" style:family="paragraph" style:parent-style-name="Logro" style:list-style-name="WW8Num2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Logro">
      <style:paragraph-properties fo:margin-left="0.43cm" fo:margin-right="0cm" fo:margin-top="0.423cm" fo:margin-bottom="0.106cm" style:contextual-spacing="false" fo:text-align="start" style:justify-single-word="false" fo:text-indent="-0.43cm" style:auto-text-indent="false" style:snap-to-layout-grid="false"/>
    </style:style>
    <style:style style:name="P45" style:family="paragraph" style:parent-style-name="Logro">
      <style:paragraph-properties fo:margin-left="1.002cm" fo:margin-right="0cm" fo:text-align="start" style:justify-single-word="false" fo:text-indent="-0.432cm" style:auto-text-indent="false"/>
    </style:style>
    <style:style style:name="P46" style:family="paragraph" style:parent-style-name="Logro" style:list-style-name="WW8Num2">
      <style:paragraph-properties fo:margin-left="1.002cm" fo:margin-right="0cm" fo:text-align="start" style:justify-single-word="false" fo:text-indent="-0.432cm" style:auto-text-indent="false"/>
    </style:style>
    <style:style style:name="P47" style:family="paragraph" style:parent-style-name="Logro">
      <style:paragraph-properties fo:margin-left="0cm" fo:margin-right="0.199cm" fo:text-align="start" style:justify-single-word="false" fo:text-indent="0cm" style:auto-text-indent="false"/>
    </style:style>
    <style:style style:name="P48" style:family="paragraph" style:parent-style-name="Logro">
      <style:paragraph-properties fo:margin-left="0.501cm" fo:margin-right="0.199cm" fo:text-align="start" style:justify-single-word="false" fo:text-indent="0cm" style:auto-text-indent="false"/>
    </style:style>
    <style:style style:name="P49" style:family="paragraph" style:parent-style-name="Logro" style:list-style-name="WW8Num2">
      <style:paragraph-properties fo:margin-top="0.423cm" fo:margin-bottom="0.106cm" style:contextual-spacing="false" fo:text-align="start" style:justify-single-word="false" style:snap-to-layout-grid="false"/>
      <style:text-properties style:font-name="Arial"/>
    </style:style>
    <style:style style:name="P50" style:family="paragraph" style:parent-style-name="Logro" style:list-style-name="WW8Num2">
      <style:paragraph-properties fo:margin-left="0.63cm" fo:margin-right="0cm" fo:margin-top="0cm" fo:margin-bottom="0.106cm" style:contextual-spacing="false" fo:text-align="start" style:justify-single-word="false" fo:text-indent="-0.63cm" style:auto-text-indent="false"/>
    </style:style>
    <style:style style:name="P51" style:family="paragraph" style:parent-style-name="CV_20_Normal" style:list-style-name="WW8Num2">
      <style:paragraph-properties fo:text-align="start" style:justify-single-word="false"/>
      <style:text-properties fo:font-size="9pt" style:font-size-asian="9pt" style:font-size-complex="9pt"/>
    </style:style>
    <style:style style:name="P52" style:family="paragraph" style:parent-style-name="CV_20_Normal" style:list-style-name="WW8Num2">
      <style:paragraph-properties fo:text-align="start" style:justify-single-word="false"/>
    </style:style>
    <style:style style:name="P53" style:family="paragraph" style:parent-style-name="CV_20_Normal" style:list-style-name="WW8Num2">
      <style:paragraph-properties fo:margin-left="1.002cm" fo:margin-right="0.199cm" fo:text-align="start" style:justify-single-word="false" fo:text-indent="-0.432cm" style:auto-text-indent="false"/>
      <style:text-properties style:font-name="Arial1" fo:font-size="10pt" style:font-size-asian="10pt"/>
    </style:style>
    <style:style style:name="P54" style:family="paragraph" style:parent-style-name="CV_20_Normal" style:list-style-name="WW8Num2">
      <style:paragraph-properties fo:margin-left="1.002cm" fo:margin-right="0.199cm" fo:text-align="start" style:justify-single-word="false" fo:text-indent="-0.432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letter-spacing="-0.009cm" style:font-name-complex="Arial"/>
    </style:style>
    <style:style style:name="T4" style:family="text">
      <style:text-properties style:font-name="Arial" fo:font-size="10pt" style:font-size-asian="10pt" style:font-name-complex="Tahoma2" style:font-size-complex="10pt"/>
    </style:style>
    <style:style style:name="T5" style:family="text">
      <style:text-properties style:font-name="Arial" fo:font-size="10pt" fo:letter-spacing="-0.009cm" style:font-size-asian="10pt" style:font-name-complex="Tahoma2" style:font-size-complex="10pt"/>
    </style:style>
    <style:style style:name="T6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font-name="Arial" fo:font-size="10pt" fo:font-style="normal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style:font-weight-asian="normal" style:font-weight-complex="bold"/>
    </style:style>
    <style:style style:name="T12" style:family="text">
      <style:text-properties style:font-name="Arial" fo:font-size="9pt" style:font-size-asian="9pt" style:font-name-complex="Arial" style:font-size-complex="9pt"/>
    </style:style>
    <style:style style:name="T13" style:family="text">
      <style:text-properties style:font-name="Arial" fo:language="en" fo:country="US" fo:font-weight="bold" style:font-weight-asian="bold" style:font-name-complex="Arial Black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 style:font-name-complex="Arial Black"/>
    </style:style>
    <style:style style:name="T16" style:family="text">
      <style:text-properties style:font-name="Arial Black1" fo:font-size="10pt" style:font-size-asian="10pt" style:font-name-complex="Tahoma2" style:font-size-complex="10pt"/>
    </style:style>
    <style:style style:name="T17" style:family="text">
      <style:text-properties style:font-weight-complex="bold"/>
    </style:style>
    <style:style style:name="T18" style:family="text">
      <style:text-properties style:font-name-complex="Arial Black"/>
    </style:style>
    <style:style style:name="T19" style:family="text">
      <style:text-properties officeooo:rsid="000e1bc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urrículum Vitæ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Name: </text:p>
            <text:p text:style-name="P3"><text:span text:style-name="T18">D</text:span><text:span text:style-name="T18">ate of Birth:</text:span> </text:p>
            <text:p text:style-name="P3">Nationality: </text:p>
            <text:p text:style-name="P3"><text:span text:style-name="T18">Address:</text:span> </text:p>
            <text:p text:style-name="P5"/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6"><text:span text:style-name="T18">Juan Manuel Méndez Re</text:span><text:span text:style-name="T18">y </text:span></text:p>
            <text:p text:style-name="P6"><text:span text:style-name="T18">5</text:span><text:span text:style-name="T15">th</text:span><text:span text:style-name="T18"> <text:s/>December of 1976</text:span></text:p>
            <text:p text:style-name="P8">Spanish</text:p>
            <text:p text:style-name="P8">C/ Picasso 30, 41702 Dos Hermanas (Spain)</text:p>
            <text:p text:style-name="P7"/>
          </table:table-cell>
          <table:table-cell table:style-name="Table1.B1" office:value-type="string">
            <text:p text:style-name="P10"><text:span text:style-name="T13">Telephone:</text:span><text:span text:style-name="T1"> (+34) 6</text:span><text:span text:style-name="T1">58 67 45 69</text:span></text:p>
            <text:p text:style-name="P10"><text:span text:style-name="T13">E-mail:</text:span><text:span text:style-name="T1"> mendezr@universidadquantum.es</text:span></text:p>
          </table:table-cell>
        </table:table-row>
        <table:table-row table:style-name="Table1.1">
          <table:table-cell table:style-name="Table1.A2" office:value-type="string">
            <text:p text:style-name="P18">Profile</text:p>
          </table:table-cell>
          <table:table-cell table:style-name="Table1.A2" office:value-type="string">
            <text:p text:style-name="P19"/>
          </table:table-cell>
          <table:table-cell table:style-name="Table1.A2" table:number-columns-spanned="2" office:value-type="string">
            <text:p text:style-name="P20">I have a high level of expertise on UNIX based operative systems like GNU/Linux, <text:s/>administration of all kind of services and virtualization, design and deploying of applications.</text:p>
            <text:p text:style-name="P20">I'm also interested in programming and its highest level of development, a field where I have worked for several years applying latest technologies for the project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Academic Training</text:p>
          </table:table-cell>
          <table:table-cell table:style-name="Table1.A2" office:value-type="string">
            <text:p text:style-name="P21"/>
          </table:table-cell>
          <table:table-cell table:style-name="Table1.A2" table:number-columns-spanned="2" office:value-type="string">
            <text:p text:style-name="P21"><text:span text:style-name="T6">Higher National Diploma in Software Engineering</text:span><text:span text:style-name="T12"> </text:span><text:span text:style-name="T2">(199</text:span><text:span text:style-name="T2">6/1998)<text:line-break/>Sevill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Languages</text:p>
          </table:table-cell>
          <table:table-cell table:style-name="Table1.A2" office:value-type="string">
            <text:p text:style-name="P21"/>
          </table:table-cell>
          <table:table-cell table:style-name="Table1.A2" table:number-columns-spanned="2" office:value-type="string">
            <text:list xml:id="list4967962070486570528" text:style-name="WW8Num2">
              <text:list-header>
                <text:p text:style-name="P31"/>
              </text:list-header>
            </text:list>
            <text:p text:style-name="P34"><text:span text:style-name="T14">English:<text:tab/> Intermediate/High level.</text:span><text:span text:style-name="T9"> </text:span><text:span text:style-name="T10">TOEIC (905 points). </text:span><text:span text:style-name="T10">www.ets.org/toeic</text:span><text:span text:style-name="T10"> <text:line-break/></text:span><text:span text:style-name="T17">Spanish:<text:tab/> Native language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Professional Experience</text:p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Organización_20_uno"><text:span text:style-name="T4">2012 – 2013 <text:tab/>UniversidadQuantum.es</text:span><text:span text:style-name="T16"> <text:s text:c="104"/></text:span><text:span text:style-name="T7">Founder </text:span></text:p>
            <text:p text:style-name="P9">Founder of Universidad Quantum. This project <text:span text:style-name="T19">aims to </text:span>bring Higher Education to spanish speaking countries with a focus on empowering people, low cost, and innovation with new technologies. <text:s/><text:span text:style-name="T19">I've performed all kind of tasks: team management, product management, system administrator tasks, programming, video editing, marketing, at the same time than delivering speeches about it. <text:s text:c="3"/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Organización_20_uno"><text:span text:style-name="T4">2010 – 2012 <text:tab/>Formación Digital</text:span><text:span text:style-name="T16"> <text:s text:c="107"/></text:span><text:span text:style-name="T7">IT Analyst </text:span></text:p>
            <text:p text:style-name="P9">Analysis of production needs to develop processes to automate tasks with Python.</text:p>
            <text:p text:style-name="P9">Development for web based e-learning platform based on Dokeos and Didako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1">2008 – 2010 <text:tab/><text:span text:style-name="T3">(Freelance)</text:span><text:tab/> <text:s text:c="8"/></text:p>
            <text:p text:style-name="P28"><text:span text:style-name="T8">S</text:span><text:span text:style-name="T8">oftware Engineer</text:span></text:p>
            <text:p text:style-name="P34"><text:span text:style-name="T5">Design and d</text:span><text:span text:style-name="T5">evelopment of a hosting platform using Xen technologies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11">2004 – 2008 <text:tab/>Caymasa/El Sendero</text:p>
            <text:p text:style-name="P27">Software Engineer</text:p>
            <text:p text:style-name="P32">Design and implementation of new GNU/Linux based systems and services (Fedora, Novell/Suse) to be deployed across the offices of <text:s/>Cajasol Savings Bank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4"/>
          </table:table-cell>
          <table:table-cell table:style-name="Table1.A2" table:number-columns-spanned="2" office:value-type="string">
            <text:p text:style-name="P11">2002 – 2003 <text:tab/><text:span text:style-name="T14">Caixa Geral </text:span></text:p>
            <text:p text:style-name="P27">Developer Consultant </text:p>
            <text:p text:style-name="P24"><text:span text:style-name="T10">Consultant participating in</text:span><text:span text:style-name="T11"> </text:span><text:span text:style-name="T11">Corporate Project</text:span><text:span text:style-name="T11"> “Difusión de Información” </text:span><text:span text:style-name="T11">of</text:span><text:span text:style-name="T11"> Caixa Geral de Depositos (Lisboa)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2">2001 – 2002 <text:tab/><text:span text:style-name="T14">Information Builders <text:s/></text:span></text:p>
            <text:p text:style-name="P27">Developer Consultant / Corporate Trainer</text:p>
            <text:p text:style-name="P23"><text:span text:style-name="T14">Working for customer like </text:span><text:span text:style-name="T14">Servibanca, Vitalicio</text:span><text:span text:style-name="T14">-Generali, RENFE at Barcelona, Madrid, Oporto, </text:span><text:span text:style-name="T14">using Webfocus technologies for Business Intelligence projects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2"/>
          </table:table-cell>
          <table:table-cell table:style-name="Table1.A2" table:number-columns-spanned="2" office:value-type="string">
            <text:p text:style-name="P12">2000 – 2001 <text:tab/>Bitel<text:span text:style-name="T14"> <text:s/></text:span></text:p>
            <text:p text:style-name="P27">Developer </text:p>
            <text:p text:style-name="P22"><text:soft-page-break/><text:span text:style-name="T14">Employee at Bitel doing IT analyst tasks with Java/J2EE technologies</text:span><text:span text:style-name="T14">.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2">1998 – 2000 <text:tab/>Servinform<text:span text:style-name="T14"> <text:s/></text:span></text:p>
            <text:p text:style-name="P27">System Administrator / Developer</text:p>
            <text:p text:style-name="P23"><text:span text:style-name="T14">Contract for</text:span><text:span text:style-name="T14"> </text:span><text:span text:style-name="T14">El Monte Savings Bank, providing IT services as developer, administrator and IT analyst.</text:span></text:p>
          </table:table-cell>
          <table:covered-table-cell/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Technical Training</text:p>
          </table:table-cell>
          <table:table-cell table:style-name="Table3.A1" office:value-type="string">
            <text:list xml:id="list1429254725" text:continue-numbering="true" text:style-name="WW8Num2">
              <text:list-header>
                <text:p text:style-name="P42">High knowledge and experience in:</text:p>
                <text:p text:style-name="P51"/>
              </text:list-header>
              <text:list-item>
                <text:p text:style-name="P35">Web development: Python (Grok, Zope), PHP (CodeIgniter), XHTML, CSS, Javascript, Ajax (Jquery).</text:p>
              </text:list-item>
              <text:list-item>
                <text:p text:style-name="P33">Java programming: J2EE, servlets, JSP, Websphere, Visual Age. (Apache/Tomcat, Jboss).</text:p>
              </text:list-item>
              <text:list-item>
                <text:p text:style-name="P44">System Administration and Networking:</text:p>
              </text:list-item>
              <text:list-item>
                <text:p text:style-name="P53">TCP/IP networks, Internet technologies and network security: DNS, SMTP, POP3, IMAP, FTP, HTTP, SSL, SFTP, SSH.</text:p>
              </text:list-item>
              <text:list-item>
                <text:p text:style-name="P54">NFS and SAMBA, proftpd with mysql, Apache security(suexec), fastcgi, Squid, Postfix, and other services.</text:p>
              </text:list-item>
              <text:list-item>
                <text:p text:style-name="P54">Operating system virtualization: Lguest hipervisor, Xen and Openvz containers).</text:p>
              </text:list-item>
              <text:list-item>
                <text:p text:style-name="P45">Webfocus Application Server Administration.</text:p>
                <text:p text:style-name="P45"/>
              </text:list-item>
              <text:list-item>
                <text:p text:style-name="P52">Databases:</text:p>
              </text:list-item>
              <text:list-item>
                <text:p text:style-name="P54">MySQL (Administration and programming).</text:p>
              </text:list-item>
              <text:list-item>
                <text:p text:style-name="P54">Oracle (PL/SQL).</text:p>
              </text:list-item>
            </text:list>
            <text:p text:style-name="P34"/>
            <text:p text:style-name="P34">Operating systems:</text:p>
            <text:list xml:id="list463629883" text:continue-numbering="true" text:style-name="WW8Num2">
              <text:list-item>
                <text:p text:style-name="P45">GNU/Linux (Debian, <text:s/>Slackware, Ubuntu, Novell/Suse, Fedora, etc),<text:line-break/>NetBSD, Windows (Workstation, Server), Plan 9.</text:p>
                <text:p text:style-name="P47"/>
              </text:list-item>
            </text:list>
            <text:p text:style-name="P25">Other programming languages:</text:p>
            <text:list xml:id="list1727234799" text:continue-numbering="true" text:style-name="WW8Num2">
              <text:list-item>
                <text:p text:style-name="P48">Shell scripts: bash, awk, dialog. </text:p>
              </text:list-item>
              <text:list-item>
                <text:p text:style-name="P46">C Programming. Development of libraries for UNIX <text:s/>and Windows DLL. </text:p>
              </text:list-item>
              <text:list-item>
                <text:p text:style-name="P46">Visual Basic , Borland Delphi.</text:p>
                <text:p text:style-name="P43"/>
                <text:p text:style-name="P43">Word processing:</text:p>
              </text:list-item>
              <text:list-item>
                <text:p text:style-name="P45">Oracle/Sun OpenOffice.</text:p>
                <text:p text:style-name="Logro"/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8">Courses</text:p>
          </table:table-cell>
          <table:table-cell table:style-name="Table3.A1" office:value-type="string">
            <text:list xml:id="list168280086" text:continue-numbering="true" text:style-name="WW8Num2">
              <text:list-item>
                <text:p text:style-name="P49">TCP/IP Networking in GNU/Linux sponsored by CEA.</text:p>
              </text:list-item>
              <text:list-item>
                <text:p text:style-name="P38">Java WebSphere development at IBM Learning Services, Madrid. </text:p>
              </text:list-item>
              <text:list-item>
                <text:p text:style-name="P35">´Reporting Efficiencies for DB2, SQL/DS, Oracle, and Teradata, with Focus´, conducted by Information Builders for IT Department of El Monte Savings Bank.</text:p>
              </text:list-item>
              <text:list-item>
                <text:p text:style-name="P35">Currently enrolled in several courses at <text:a xlink:type="simple" xlink:href="http://udacity.com/">http://udacity.com</text:a></text:p>
              </text:list-item>
              <text:list-item>
                <text:p text:style-name="P35">Graduated from Emotional Intelligence and Leadership at 4mar, Sevilla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8">Other Skills</text:p>
          </table:table-cell>
          <table:table-cell table:style-name="Table3.A1" office:value-type="string">
            <text:list xml:id="list1557226069" text:continue-numbering="true" text:style-name="WW8Num2">
              <text:list-header>
                <text:p text:style-name="P39"/>
              </text:list-header>
              <text:list-item>
                <text:p text:style-name="P40">Organization, participation and motivation of teams.</text:p>
              </text:list-item>
              <text:list-item>
                <text:p text:style-name="P33">Research: focus into studying new technologies, considering alternatives and standard solutions.</text:p>
              </text:list-item>
              <text:list-item>
                <text:p text:style-name="P50">I can adapt to other jobs or tasks easily. I also like to work in groups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8">Other Data</text:p>
          </table:table-cell>
          <table:table-cell table:style-name="Table3.A1" office:value-type="string">
            <text:list xml:id="list1580923248" text:continue-numbering="true" text:style-name="WW8Num2">
              <text:list-header>
                <text:p text:style-name="P37"/>
              </text:list-header>
              <text:list-item>
                <text:p text:style-name="P36">Driving license.</text:p>
              </text:list-item>
              <text:list-item>
                <text:p text:style-name="P37"><text:span text:style-name="T11">Blog: </text:span><text:a xlink:type="simple" xlink:href="http://vejeta.com/"><text:span text:style-name="T11">http://vejeta.com</text:span></text:a></text:p>
              </text:list-item>
              <text:list-item>
                <text:p text:style-name="P41">Available to relocate.<text:line-break/></text:p>
              </text:list-item>
            </text:list>
          </table:table-cell>
        </table:table-row>
      </table:table>
      <text:p text:style-name="P2"><text:bookmark-start text:name="_PictureBullets"/><draw:frame draw:style-name="fr1" draw:name="graphics1" text:anchor-type="as-char" svg:width="0.395cm" svg:height="0.395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, 'Wingdings 3'" style:font-family-generic="roman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Arial Black1" svg:font-family="'Arial Black', Arial" style:font-pitch="variable"/>
    <style:font-face style:name="MS Mincho" svg:font-family="'MS Mincho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, Arial" style:font-family-generic="swiss" style:font-pitch="variable"/>
    <style:font-face style:name="Tahoma2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Liberation Serif" fo:font-size="12pt" fo:language="es" fo:country="ES" style:font-name-asian="Bitstream Vera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Arial" fo:font-size="10pt" fo:language="es" fo:country="ES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88cm" style:contextual-spacing="false" style:line-height-at-least="0.388cm" fo:text-align="justify" style:justify-single-word="false"/>
      <style:text-properties fo:letter-spacing="-0.00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ítulo_20_-_20_base" style:display-name="Título - base" style:family="paragraph" style:parent-style-name="Text_20_body" style:next-style-name="Text_20_body">
      <style:paragraph-properties fo:margin-top="0cm" fo:margin-bottom="0cm" style:contextual-spacing="false" fo:keep-together="always" fo:keep-with-next="always"/>
      <style:text-properties fo:font-size="9pt" fo:letter-spacing="-0.007cm" style:font-size-asian="9pt" style:font-size-complex="9pt"/>
    </style:style>
    <style:style style:name="Heading_20_1" style:display-name="Heading 1" style:family="paragraph" style:parent-style-name="Título_20_-_20_base" style:next-style-name="Text_20_body" style:default-outline-level="1" style:class="text">
      <style:paragraph-properties fo:margin-top="0.388cm" fo:margin-bottom="0.388cm" style:contextual-spacing="false" fo:text-align="start" style:justify-single-word="false"/>
      <style:text-properties style:font-name="Arial Black" fo:font-size="10pt" style:letter-kerning="true" style:font-size-asian="10pt" style:font-name-complex="Arial Black" style:font-size-complex="10pt"/>
    </style:style>
    <style:style style:name="Heading_20_2" style:display-name="Heading 2" style:family="paragraph" style:parent-style-name="Título_20_-_20_base" style:next-style-name="Text_20_body" style:default-outline-level="2" style:class="text">
      <style:paragraph-properties fo:margin-top="0cm" fo:margin-bottom="0.388cm" style:contextual-spacing="false" fo:text-align="start" style:justify-single-word="false"/>
      <style:text-properties style:font-name="Arial Black" fo:font-size="10pt" style:font-size-asian="10pt" style:font-name-complex="Arial Black" style:font-size-complex="10pt"/>
    </style:style>
    <style:style style:name="Heading_20_3" style:display-name="Heading 3" style:family="paragraph" style:parent-style-name="Título_20_-_20_base" style:next-style-name="Text_20_body" style:default-outline-level="3" style:class="text">
      <style:paragraph-properties fo:margin-top="0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Título_20_-_20_base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 style:font-name-complex="Arial Black" style:font-size-complex="10pt"/>
    </style:style>
    <style:style style:name="Heading_20_5" style:display-name="Heading 5" style:family="paragraph" style:parent-style-name="Título_20_-_20_base" style:next-style-name="Text_20_body" style:default-outline-level="5" style:class="text">
      <style:paragraph-properties fo:margin-top="0cm" fo:margin-bottom="0.388cm" style:contextual-spacing="false" fo:text-align="start" style:justify-single-word="false"/>
      <style:text-properties style:font-name="Arial Black" fo:font-size="8pt" style:font-size-asian="8pt" style:font-name-complex="Arial Black" style:font-size-complex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Logro" style:family="paragraph" style:parent-style-name="Text_20_body" style:list-style-name="WW8Num2">
      <style:paragraph-properties fo:margin-top="0cm" fo:margin-bottom="0.106cm" style:contextual-spacing="false"/>
    </style:style>
    <style:style style:name="Dirección_20_1" style:display-name="Dirección 1" style:family="paragraph" style:parent-style-name="Standard">
      <style:paragraph-properties style:line-height-at-least="0.282cm" fo:text-align="justify" style:justify-single-word="false"/>
      <style:text-properties fo:font-size="7pt" style:font-size-asian="7pt" style:font-size-complex="7pt"/>
    </style:style>
    <style:style style:name="Dirección_20_2" style:display-name="Dirección 2" style:family="paragraph" style:parent-style-name="Standard">
      <style:paragraph-properties style:line-height-at-least="0.282cm" fo:text-align="justify" style:justify-single-word="false"/>
      <style:text-properties fo:font-size="7pt" style:font-size-asian="7pt" style:font-size-complex="7pt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margin-top="0cm" fo:margin-bottom="0cm" style:contextual-spacing="false" fo:text-indent="0cm" style:auto-text-indent="false"/>
    </style:style>
    <style:style style:name="Ciudad_20_y_20_provincia" style:display-name="Ciudad y provincia" style:family="paragraph" style:parent-style-name="Text_20_body" style:next-style-name="Text_20_body">
      <style:paragraph-properties fo:keep-with-next="always"/>
    </style:style>
    <style:style style:name="Organización" style:family="paragraph" style:parent-style-name="Standard" style:next-style-name="Standard">
      <style:paragraph-properties fo:margin-top="0.212cm" fo:margin-bottom="0cm" style:contextual-spacing="false" style:line-height-at-least="0.388cm">
        <style:tab-stops>
          <style:tab-stop style:position="4.942cm"/>
          <style:tab-stop style:position="11.43cm" style:type="right"/>
        </style:tab-stops>
      </style:paragraph-properties>
    </style:style>
    <style:style style:name="Organización_20_uno" style:display-name="Organización uno" style:family="paragraph" style:parent-style-name="Organización" style:next-style-name="Standard">
      <style:paragraph-properties fo:margin-top="0.423cm" fo:margin-bottom="0cm" style:contextual-spacing="false"/>
    </style:style>
    <style:style style:name="Fecha" style:family="paragraph" style:parent-style-name="Text_20_body">
      <style:paragraph-properties fo:keep-with-next="always"/>
    </style:style>
    <style:style style:name="Título_20_del_20_documento" style:display-name="Título del documento" style:family="paragraph" style:parent-style-name="Standard" style:next-style-name="Standard">
      <style:paragraph-properties fo:margin-top="0cm" fo:margin-bottom="0.388cm" style:contextual-spacing="false" fo:text-align="justify" style:justify-single-word="false"/>
      <style:text-properties fo:font-size="24pt" fo:letter-spacing="-0.035cm" style:font-size-asian="24pt" style:font-size-complex="24pt"/>
    </style:style>
    <style:style style:name="Encabezado_20_-_20_base" style:display-name="Encabezado - base" style:family="paragraph" style:parent-style-name="Standard">
      <style:paragraph-properties fo:text-align="justify" style:justify-single-word="false"/>
    </style:style>
    <style:style style:name="Footer" style:family="paragraph" style:parent-style-name="Encabezado_20_-_20_base" style:class="extra">
      <style:paragraph-properties style:line-height-at-least="0.388cm">
        <style:tab-stops>
          <style:tab-stop style:position="12.065cm" style:type="right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Encabezado_20_-_20_base" style:class="extra">
      <style:paragraph-properties style:line-height-at-least="0.388cm"/>
    </style:style>
    <style:style style:name="Institución" style:family="paragraph" style:parent-style-name="Standard" style:next-style-name="Logro">
      <style:paragraph-properties fo:margin-top="0.423cm" fo:margin-bottom="0.106cm" style:contextual-spacing="false" style:line-height-at-least="0.388cm">
        <style:tab-stops>
          <style:tab-stop style:position="3.692cm"/>
          <style:tab-stop style:position="11.43cm" style:type="right"/>
        </style:tab-stops>
      </style:paragraph-properties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 fo:hyphenation-ladder-count="no-limit" style:text-autospace="none"/>
      <style:text-properties style:use-window-font-color="true" style:font-name="Arial Black" fo:font-size="10pt" fo:letter-spacing="-0.018cm" fo:language="es" fo:country="ES" style:font-name-asian="Arial" style:font-size-asian="10pt" style:language-asian="zxx" style:country-asian="none" style:font-name-complex="Arial Black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top="0cm" fo:margin-bottom="0.776cm" style:contextual-spacing="false" style:line-height-at-least="0.423cm" fo:padding-left="0cm" fo:padding-right="0cm" fo:padding-top="0cm" fo:padding-bottom="0.141cm" fo:border-left="none" fo:border-right="none" fo:border-top="none" fo:border-bottom="0.51pt solid #000000"/>
      <style:text-properties style:font-name="Arial Black" fo:font-size="27pt" fo:letter-spacing="-0.062cm" style:font-size-asian="27pt" style:font-name-complex="Arial Black" style:font-size-complex="27pt"/>
    </style:style>
    <style:style style:name="Título_20_de_20_sección" style:display-name="Título de sección" style:family="paragraph" style:parent-style-name="Standard" style:next-style-name="Standard">
      <style:paragraph-properties fo:margin-top="0.423cm" fo:margin-bottom="0cm" style:contextual-spacing="false" style:line-height-at-least="0.388cm"/>
      <style:text-properties style:font-name="Arial Black" fo:letter-spacing="-0.018cm" fo:font-style="italic" style:font-style-asian="italic" style:font-name-complex="Arial Black" style:font-style-complex="italic"/>
    </style:style>
    <style:style style:name="Sin_20_título" style:display-name="Sin título" style:family="paragraph" style:parent-style-name="Título_20_de_20_sección"/>
    <style:style style:name="Objetivo" style:family="paragraph" style:parent-style-name="Standard" style:next-style-name="Text_20_body">
      <style:paragraph-properties fo:margin-top="0.423cm" fo:margin-bottom="0.388cm" style:contextual-spacing="false" style:line-height-at-least="0.388cm"/>
    </style:style>
    <style:style style:name="Datos_20_personales" style:display-name="Datos personales" style:family="paragraph" style:parent-style-name="Text_20_body">
      <style:paragraph-properties fo:margin-left="-1.905cm" fo:margin-right="1.905cm" fo:margin-top="0cm" fo:margin-bottom="0.212cm" style:contextual-spacing="false" fo:line-height="0.423cm" fo:text-indent="0cm" style:auto-text-indent="false"/>
      <style:text-properties fo:font-size="11pt" fo:letter-spacing="normal" fo:font-style="italic" style:font-size-asian="11pt" style:font-style-asian="italic" style:font-size-complex="11pt" style:font-style-complex="italic"/>
    </style:style>
    <style:style style:name="Información_20_personal" style:display-name="Información personal" style:family="paragraph" style:parent-style-name="Logro" style:next-style-name="Logro" style:list-style-name="">
      <style:paragraph-properties fo:margin-left="0.432cm" fo:margin-right="0cm" fo:margin-top="0.423cm" fo:margin-bottom="0.106cm" style:contextual-spacing="false" fo:text-indent="-0.432cm" style:auto-text-indent="false"/>
    </style:style>
    <style:style style:name="Subtítulo_20_de_20_sección" style:display-name="Subtítulo de sección" style:family="paragraph" style:parent-style-name="Título_20_de_20_sección" style:next-style-name="Standard">
      <style:text-properties fo:letter-spacing="normal" fo:font-weight="bold" style:font-weight-asian="bold" style:font-weight-complex="bold"/>
    </style:style>
    <style:style style:name="Estilo_20_Institución_20__2b__20_Arial_20_Black" style:display-name="Estilo Institución + Arial Black" style:family="paragraph" style:parent-style-name="Institución">
      <style:paragraph-properties fo:margin-top="0cm" fo:margin-bottom="0.212cm" style:contextual-spacing="false"/>
      <style:text-properties style:font-name="Arial Black" style:font-name-complex="Arial Black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Major" style:display-name="CV Major" style:family="paragraph" style:parent-style-name="Standard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CV_20_Medium" style:display-name="CV Medium" style:family="paragraph" style:parent-style-name="CV_20_Major">
      <style:paragraph-properties fo:margin-left="0.199cm" fo:margin-right="0.199cm" fo:margin-top="0cm" fo:margin-bottom="0cm" style:contextual-spacing="false" fo:text-indent="0cm" style:auto-text-indent="false"/>
      <style:text-properties fo:font-size="11pt" style:font-size-asian="11pt"/>
    </style:style>
    <style:style style:name="CV_20_Normal" style:display-name="CV Normal" style:family="paragraph" style:parent-style-name="CV_20_Medium">
      <style:paragraph-properties fo:margin-left="0.199cm" fo:margin-right="0.199cm" fo:margin-top="0cm" fo:margin-bottom="0cm" style:contextual-spacing="false" fo:text-indent="0cm" style:auto-text-indent="false"/>
      <style:text-properties fo:font-size="10pt" fo:font-weight="normal" style:font-size-asian="10pt" style:font-weight-asian="normal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 style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WW8Num2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Fuente_20_de_20_párrafo_20_predeter." style:display-name="Fuente de párrafo predeter." style:family="text"/>
    <style:style style:name="Emphasis" style:family="text" style:parent-style-name="Fuente_20_de_20_párrafo_20_predeter.">
      <style:text-properties style:font-name="Arial Black" fo:font-size="9pt" fo:letter-spacing="-0.014cm" style:font-size-asian="9pt" style:font-name-complex="Arial Black" style:font-size-complex="9pt"/>
    </style:style>
    <style:style style:name="Profesión" style:family="text" style:parent-style-name="Fuente_20_de_20_párrafo_20_predeter."/>
    <style:style style:name="Rótulo_20_con_20_énfasis" style:display-name="Rótulo con énfasis" style:family="text">
      <style:text-properties style:font-name="Arial Black" fo:font-size="9pt" fo:letter-spacing="-0.011cm" style:font-size-asian="9pt" style:font-name-complex="Arial Black" style:font-size-complex="9pt"/>
    </style:style>
    <style:style style:name="Page_20_Number" style:display-name="Page Number" style:family="text" style:parent-style-name="Fuente_20_de_20_párrafo_20_predeter.">
      <style:text-properties style:font-name="Arial" fo:font-size="9pt" style:font-size-asian="9pt" style:font-name-complex="Arial" style:font-size-complex="9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Endnote_20_Symbol" style:display-name="End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7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201cm" style:dynamic-spacing="true"/>
      </style:header-style>
      <style:footer-style>
        <style:header-footer-properties fo:min-height="0.388cm" fo:margin-left="0cm" fo:margin-right="0cm" fo:margin-top="0.28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388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Standard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ículo</dc:title>
    <meta:initial-creator>Atila</meta:initial-creator>
    <meta:creation-date>2006-04-11T19:37:00</meta:creation-date>
    <dc:date>2013-07-12T01:31:12</dc:date>
    <meta:print-date>2009-11-04T19:30:00</meta:print-date>
    <meta:editing-cycles>152</meta:editing-cycles>
    <meta:editing-duration>P1DT9H33M3S</meta:editing-duration>
    <meta:generator>LibreOffice/4.0.3.3$Linux_X86_64 LibreOffice_project/400m0$Build-3</meta:generator>
    <dc:creator>mendezr </dc:creator>
    <meta:document-statistic meta:table-count="2" meta:image-count="1" meta:object-count="0" meta:page-count="3" meta:paragraph-count="84" meta:word-count="581" meta:character-count="4312" meta:non-whitespace-character-count="3573"/>
    <meta:user-defined meta:name="Info 1"/>
    <meta:user-defined meta:name="Info 2"/>
    <meta:user-defined meta:name="Info 3"/>
    <meta:user-defined meta:name="Info 4"/>
  </office:meta>
</office:document-meta>
</file>